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Nimu" svg:font-family="Nimu"/>
    <style:font-face style:name="Mono" svg:font-family="Mono" style:font-pitch="fixed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text-properties style:font-name="Nimbus Mono PS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Nimbus Mono PS" fo:font-size="12pt" style:font-size-asian="12pt" style:font-size-complex="12pt"/>
    </style:style>
    <style:style style:name="P3" style:family="paragraph">
      <style:text-properties style:font-name="Nimbus Mono PS"/>
    </style:style>
    <style:style style:name="P4" style:family="paragraph">
      <loext:graphic-properties draw:fill="none" draw:fill-color="#ffffff"/>
      <style:paragraph-properties style:writing-mode="lr-tb"/>
      <style:text-properties style:font-name="Nimbus Mono PS"/>
    </style:style>
    <style:style style:name="P5" style:family="paragraph">
      <loext:graphic-properties draw:fill="none"/>
    </style:style>
    <style:style style:name="T1" style:family="text">
      <style:text-properties style:font-name="Nimbus Mono PS" fo:font-size="12pt" style:font-size-asian="12pt" style:font-size-complex="12pt"/>
    </style:style>
    <style:style style:name="T2" style:family="text">
      <style:text-properties style:font-name="Nimbus Mono PS"/>
    </style:style>
    <style:style style:name="gr1" style:family="graphic">
      <style:graphic-properties draw:stroke="none" svg:stroke-color="#000000" draw:fill="none" draw:fill-color="#ffffff" fo:min-height="0.7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2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000000" draw:fill="none" draw:textarea-horizontal-align="justify" draw:textarea-vertical-align="middle" draw:auto-grow-height="false" fo:min-height="2.2083in" fo:min-width="4.91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4.4272in" fo:min-width="6.2189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frame text:anchor-type="paragraph" draw:z-index="0" draw:name="Shape2" draw:style-name="gr1" draw:text-style-name="P4" svg:width="3.063in" svg:height="0.7606in" svg:x="0.4728in" svg:y="1.5236in"><draw:text-box><text:p text:style-name="P3"><text:span text:style-name="T2">[id="assembly-1"]</text:span></text:p><text:p text:style-name="P3"><text:span text:style-name="T2">= Assembly 1</text:span></text:p><text:p text:style-name="P3"><text:span text:style-name="T2">:context: 1</text:span></text:p></draw:text-box></draw:frame><draw:custom-shape text:anchor-type="paragraph" draw:z-index="1" draw:name="Shape3" draw:style-name="gr4" draw:text-style-name="P5" svg:width="6.2189in" svg:height="4.4276in" svg:x="0.2646in" svg:y="1.2528in"><text:p/><draw:enhanced-geometry svg:viewBox="0 0 21600 21600" draw:type="rectangle" draw:enhanced-path="M 0 0 L 21600 0 21600 21600 0 21600 0 0 Z N"/></draw:custom-shape><draw:frame text:anchor-type="paragraph" draw:z-index="2" draw:name="Shape2_0" draw:style-name="gr1" draw:text-style-name="P2" svg:width="3.063in" svg:height="0.7606in" svg:x="0.4937in" svg:y="4.9819in"><draw:text-box><text:p text:style-name="P1"><text:span text:style-name="T1">[role="_additional-resources"]</text:span></text:p><text:p text:style-name="P1"><text:span text:style-name="T1">== Additional resources 1</text:span></text:p></draw:text-box></draw:frame><draw:custom-shape text:anchor-type="paragraph" draw:z-index="3" draw:name="Shape1" draw:style-name="gr3" draw:text-style-name="P5" svg:width="4.9169in" svg:height="2.2087in" svg:x="0.8791in" svg:y="2.461in"><text:p/><draw:enhanced-geometry svg:viewBox="0 0 21600 21600" draw:type="rectangle" draw:enhanced-path="M 0 0 L 21600 0 21600 21600 0 21600 0 0 Z N"/></draw:custom-shape><draw:frame text:anchor-type="paragraph" draw:z-index="4" draw:name="Shape2_1" draw:style-name="gr2" draw:text-style-name="P4" svg:width="3.063in" svg:height="1.2295in" svg:x="1.0146in" svg:y="2.6484in"><draw:text-box><text:p text:style-name="P3"><text:span text:style-name="T2">[id="assembly-2"]</text:span></text:p><text:p text:style-name="P3"><text:span text:style-name="T2">= Assembly 2</text:span></text:p><text:p text:style-name="P3"><text:span text:style-name="T2">:context: 2</text:span></text:p><text:p text:style-name="P3"><text:span text:style-name="T2"/></text:p><text:p text:style-name="P3"><text:span text:style-name="T2">...</text:span></text:p></draw:text-box></draw:frame><draw:frame text:anchor-type="paragraph" draw:z-index="5" draw:name="Shape2_2" draw:style-name="gr1" draw:text-style-name="P2" svg:width="3.063in" svg:height="0.7606in" svg:x="1.0252in" svg:y="4.0134in"><draw:text-box><text:p text:style-name="P1"><text:span text:style-name="T1">[role="_additional-</text:span><text:span text:style-name="T1">resources"]</text:span></text:p><text:p text:style-name="P1"><text:span text:style-name="T1">== Additional resources 2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Nimu" svg:font-family="Nimu"/>
    <style:font-face style:name="Mono" svg:font-family="Mono" style:font-pitch="fixed"/>
    <style:font-face style:name="Nimbus Mono PS" svg:font-family="'Nimbus Mono PS'" style:font-pitch="fixed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Overpass" svg:font-family="Overpas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8-17T11:14:41.500473960</meta:creation-date>
    <dc:date>2021-08-17T12:25:18.555236735</dc:date>
    <meta:editing-duration>PT49M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